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695ac" officeooo:paragraph-rsid="001695a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95ac" officeooo:paragraph-rsid="001695a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695ac" officeooo:paragraph-rsid="001695a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695ac" officeooo:paragraph-rsid="001695a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695ac" officeooo:paragraph-rsid="001a2af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695ac" officeooo:paragraph-rsid="001695ac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695ac" officeooo:paragraph-rsid="001695a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695ac" officeooo:paragraph-rsid="001e9e7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normal" officeooo:rsid="001ab21b" officeooo:paragraph-rsid="001ab21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ab21b" officeooo:paragraph-rsid="001ab21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ab21b" officeooo:paragraph-rsid="001fafb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c442d" officeooo:paragraph-rsid="001c442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e397b" officeooo:paragraph-rsid="001e397b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fafbf" officeooo:paragraph-rsid="001fafbf" style:font-size-asian="16pt" style:font-weight-asian="normal" style:font-size-complex="16pt" style:font-weight-complex="normal"/>
    </style:style>
    <style:style style:name="T1" style:family="text">
      <style:text-properties officeooo:rsid="001775ba"/>
    </style:style>
    <style:style style:name="T2" style:family="text">
      <style:text-properties officeooo:rsid="001a2a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b21b"/>
    </style:style>
    <style:style style:name="T5" style:family="text">
      <style:text-properties officeooo:rsid="001c442d"/>
    </style:style>
    <style:style style:name="T6" style:family="text">
      <style:text-properties officeooo:rsid="001d6678"/>
    </style:style>
    <style:style style:name="T7" style:family="text">
      <style:text-properties officeooo:rsid="001e9e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3">Observations</text:p>
      <text:p text:style-name="P3"/>
      <text:p text:style-name="P4">Program 1:</text:p>
      <text:p text:style-name="P4"/>
      <text:p text:style-name="P6"><text:span text:style-name="T3">1.</text:span> Create the thread by using pthread_create system call.</text:p>
      <text:p text:style-name="P6"/>
      <text:p text:style-name="P6"><text:span text:style-name="T3">2.</text:span> Use getpid() to get the process id.</text:p>
      <text:p text:style-name="P6"/>
      <text:p text:style-name="P6"><text:span text:style-name="T3">3.</text:span> If thread == 0 then, thread is created successfully.</text:p>
      <text:p text:style-name="P6"/>
      <text:p text:style-name="P6"><text:span text:style-name="T3">4.</text:span> If you have exceuted the program and terminate the terminal then also thread <text:tab/>continue to run.</text:p>
      <text:p text:style-name="P7"/>
      <text:p text:style-name="P6"><text:span text:style-name="T3">5.</text:span> You can see the running process type ps -eLf process_id.</text:p>
      <text:p text:style-name="P6"/>
      <text:p text:style-name="P6"><text:span text:style-name="T3">6.</text:span> To kill the process type htop command then select the process_id then click <text:tab/>on F9 <text:span text:style-name="T1">= kill </text:span>then select <text:span text:style-name="T1">SIGKILL.</text:span></text:p>
      <text:p text:style-name="P1"/>
      <text:p text:style-name="P1"/>
      <text:p text:style-name="P5">Program <text:span text:style-name="T2">2</text:span>:</text:p>
      <text:list xml:id="list1126660156" text:style-name="L1">
        <text:list-header>
          <text:p text:style-name="P9"/>
        </text:list-header>
      </text:list>
      <text:p text:style-name="P10">1. Use pthread_create system cal to create threads.</text:p>
      <text:p text:style-name="P10"/>
      <text:p text:style-name="P10">2. Use <text:span text:style-name="T5">pthread_join to join the thread with the main function.</text:span></text:p>
      <text:p text:style-name="P10"/>
      <text:p text:style-name="P12">3. when join threads are running the main function need to wait untill the join threads executed.</text:p>
      <text:p text:style-name="P12"/>
      <text:p text:style-name="P12">4. <text:span text:style-name="T6">Then the main process exceute.</text:span></text:p>
      <text:p text:style-name="P12"/>
      <text:p text:style-name="P13">5. To see the running process type ps – eLf and htop from where you can <text:s/><text:tab/>kill the process which is running at background.</text:p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5"><text:soft-page-break/></text:p>
      <text:p text:style-name="P8">Program <text:span text:style-name="T7">3</text:span>:</text:p>
      <text:p text:style-name="P8"/>
      <text:p text:style-name="P11">1. Use pthread_create system cal to create threads.</text:p>
      <text:p text:style-name="P11"/>
      <text:p text:style-name="P14"><text:span text:style-name="T4">2. </text:span>Here only one thread1 is join with the main process.</text:p>
      <text:p text:style-name="P14"/>
      <text:p text:style-name="P14">3. Other threads are detach by using pthread_detach() is use to detached the others threads other than thread1.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1:08:02.073363120</meta:creation-date>
    <meta:editing-duration>PT9M25S</meta:editing-duration>
    <meta:editing-cycles>7</meta:editing-cycles>
    <meta:generator>LibreOffice/7.3.7.2$Linux_X86_64 LibreOffice_project/30$Build-2</meta:generator>
    <dc:date>2024-05-21T21:48:20.902059128</dc:date>
    <meta:document-statistic meta:table-count="0" meta:image-count="0" meta:object-count="0" meta:page-count="2" meta:paragraph-count="20" meta:word-count="187" meta:character-count="1056" meta:non-whitespace-character-count="882"/>
  </office:meta>
</office:document-meta>
</file>